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datetime import *</text:p>
      <text:p text:style-name="Standard">import pytz</text:p>
      <text:p text:style-name="Standard"/>
      <text:p text:style-name="Standard"/>
      <text:p text:style-name="Standard">tz_INDIA = pytz.timezone('Asia/Kolkata')</text:p>
      <text:p text:style-name="Standard">datetime_INDIA = datetime.now(tz_INDIA)</text:p>
      <text:p text:style-name="Standard">print("INDIA time:", datetime_INDIA.strftime("%H:%M:%S"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0:42:23.237091189</meta:creation-date>
    <dc:date>2024-07-10T10:43:14.426499645</dc:date>
    <meta:editing-duration>PT51S</meta:editing-duration>
    <meta:editing-cycles>1</meta:editing-cycles>
    <meta:document-statistic meta:table-count="0" meta:image-count="0" meta:object-count="0" meta:page-count="1" meta:paragraph-count="5" meta:word-count="15" meta:character-count="169" meta:non-whitespace-character-count="159"/>
    <meta:generator>LibreOffice/6.4.7.2$Linux_X86_64 LibreOffice_project/40$Build-2</meta:generator>
  </office:meta>
</office:document-meta>
</file>